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CC000000CCF00DF22F.png" manifest:media-type="image/png"/>
  <manifest:file-entry manifest:full-path="Pictures/10000201000001000000010027EF1C9E.png" manifest:media-type="image/png"/>
  <manifest:file-entry manifest:full-path="Pictures/10000000000000CC000000CCE432542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ashed" svg:stroke-width="0.102cm" svg:stroke-color="#666666" draw:marker-start-width="0.352cm" draw:marker-end-width="0.352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02cm" draw:marker-start="Arrow" draw:marker-start-width="0.352cm" draw:marker-end="" draw:marker-end-width="0.352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02cm" draw:marker-start-width="0.352cm" draw:marker-end="Arrow" draw:marker-end-width="0.352cm" draw:fill="none" draw:textarea-vertical-align="middle" fo:padding-top="0.175cm" fo:padding-bottom="0.175cm" fo:padding-left="0.3cm" fo:padding-right="0.3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0.508cm"/>
    </style:style>
    <style:style style:name="gr6" style:family="graphic" style:parent-style-name="standard">
      <style:graphic-properties draw:stroke="none" svg:stroke-color="#000000" draw:fill="none" draw:fill-color="#ffffff" fo:min-height="0.762cm"/>
    </style:style>
    <style:style style:name="P1" style:family="paragraph">
      <style:paragraph-properties fo:text-align="center"/>
    </style:style>
    <style:style style:name="P2" style:family="paragraph">
      <style:text-properties fo:color="#66cc00" fo:font-size="13pt" fo:font-weight="bold" style:font-size-asian="13pt" style:font-weight-asian="bold" style:font-size-complex="13pt" style:font-weight-complex="bold"/>
    </style:style>
    <style:style style:name="P3" style:family="paragraph">
      <style:text-properties fo:font-weight="bold"/>
    </style:style>
    <style:style style:name="T1" style:family="text">
      <style:text-properties fo:color="#66cc00" fo:font-size="13pt" fo:font-weight="bold" style:font-size-asian="13pt" style:font-weight-asian="bold" style:font-size-complex="13pt" style:font-weight-complex="bold"/>
    </style:style>
    <style:style style:name="T2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7.003cm" svg:height="8.541cm" draw:transform="skewX (0.000523598775598295) rotate (0.107337748997651) translate (6.588cm 4.556cm)" svg:viewBox="0 0 7004 8542" svg:d="M0 0c7153 1 7004 8542 7004 8542">
          <text:p/>
        </draw:path>
        <draw:line draw:style-name="gr2" draw:text-style-name="P1" draw:layer="layout" svg:x1="6.588cm" svg:y1="3.032cm" svg:x2="6.588cm" svg:y2="12.303cm">
          <text:p/>
        </draw:line>
        <draw:line draw:style-name="gr3" draw:text-style-name="P1" draw:layer="layout" svg:x1="6.564cm" svg:y1="12.269cm" svg:x2="16.597cm" svg:y2="12.269cm">
          <text:p/>
        </draw:line>
        <draw:frame draw:style-name="gr4" draw:text-style-name="P1" draw:layer="layout" svg:width="0.904cm" svg:height="0.904cm" svg:x="8.097cm" svg:y="6.065cm">
          <draw:image xlink:href="Pictures/10000000000000CC000000CCE4325420.png" xlink:type="simple" xlink:show="embed" xlink:actuate="onLoad">
            <text:p/>
          </draw:image>
        </draw:frame>
        <draw:frame draw:style-name="gr4" draw:text-style-name="P1" draw:layer="layout" svg:width="0.904cm" svg:height="0.904cm" svg:x="10.525cm" svg:y="8.351cm">
          <draw:image xlink:href="Pictures/10000000000000CC000000CCE4325420.png" xlink:type="simple" xlink:show="embed" xlink:actuate="onLoad">
            <text:p/>
          </draw:image>
        </draw:frame>
        <draw:frame draw:style-name="gr4" draw:text-style-name="P1" draw:layer="layout" svg:width="0.904cm" svg:height="0.904cm" svg:x="7.716cm" svg:y="9.89cm">
          <draw:image xlink:href="Pictures/10000000000000CC000000CCE4325420.png" xlink:type="simple" xlink:show="embed" xlink:actuate="onLoad">
            <text:p/>
          </draw:image>
        </draw:frame>
        <draw:frame draw:style-name="gr4" draw:text-style-name="P1" draw:layer="layout" svg:width="0.904cm" svg:height="0.904cm" svg:x="11.541cm" svg:y="3.906cm">
          <draw:image xlink:href="Pictures/10000000000000CC000000CCE4325420.png" xlink:type="simple" xlink:show="embed" xlink:actuate="onLoad">
            <text:p/>
          </draw:image>
        </draw:frame>
        <draw:frame draw:style-name="gr4" draw:text-style-name="P1" draw:layer="layout" svg:width="0.904cm" svg:height="0.904cm" svg:x="13.954cm" svg:y="6.207cm">
          <draw:image xlink:href="Pictures/10000000000000CC000000CCE4325420.png" xlink:type="simple" xlink:show="embed" xlink:actuate="onLoad">
            <text:p/>
          </draw:image>
        </draw:frame>
        <draw:frame draw:style-name="gr4" draw:text-style-name="P1" draw:layer="layout" svg:width="1.143cm" svg:height="1.143cm" svg:x="11.414cm" svg:y="5.672cm">
          <draw:image xlink:href="Pictures/10000201000001000000010027EF1C9E.png" xlink:type="simple" xlink:show="embed" xlink:actuate="onLoad">
            <text:p/>
          </draw:image>
        </draw:frame>
        <draw:frame draw:style-name="gr4" draw:text-style-name="P1" draw:layer="layout" svg:width="1.01cm" svg:height="1.01cm" svg:x="7.426cm" svg:y="4.054cm">
          <draw:image xlink:href="Pictures/10000000000000CC000000CCF00DF22F.png" xlink:type="simple" xlink:show="embed" xlink:actuate="onLoad">
            <text:p/>
          </draw:image>
        </draw:frame>
        <draw:frame draw:style-name="gr4" draw:text-style-name="P1" draw:layer="layout" svg:width="0.972cm" svg:height="0.972cm" svg:x="9.763cm" svg:y="4.556cm">
          <draw:image xlink:href="Pictures/10000000000000CC000000CCF00DF22F.png" xlink:type="simple" xlink:show="embed" xlink:actuate="onLoad">
            <text:p/>
          </draw:image>
        </draw:frame>
        <draw:frame draw:style-name="gr4" draw:text-style-name="P1" draw:layer="layout" svg:width="0.972cm" svg:height="0.972cm" svg:x="12.728cm" svg:y="7.413cm">
          <draw:image xlink:href="Pictures/10000000000000CC000000CCF00DF22F.png" xlink:type="simple" xlink:show="embed" xlink:actuate="onLoad">
            <text:p/>
          </draw:image>
        </draw:frame>
        <draw:frame draw:style-name="gr4" draw:text-style-name="P1" draw:layer="layout" svg:width="0.972cm" svg:height="0.972cm" svg:x="13.707cm" svg:y="9.763cm">
          <draw:image xlink:href="Pictures/10000000000000CC000000CCF00DF22F.png" xlink:type="simple" xlink:show="embed" xlink:actuate="onLoad">
            <text:p/>
          </draw:image>
        </draw:frame>
        <draw:frame draw:style-name="gr5" draw:text-style-name="P2" draw:layer="layout" svg:width="1.143cm" svg:height="0.763cm" svg:x="7.37cm" svg:y="3.675cm">
          <draw:text-box>
            <text:p><text:span text:style-name="T1">N1</text:span></text:p>
          </draw:text-box>
        </draw:frame>
        <draw:frame draw:style-name="gr5" draw:text-style-name="P2" draw:layer="layout" svg:width="1.143cm" svg:height="0.763cm" svg:x="12.65cm" svg:y="7.002cm">
          <draw:text-box>
            <text:p><text:span text:style-name="T1">N2</text:span></text:p>
          </draw:text-box>
        </draw:frame>
        <draw:frame draw:style-name="gr5" draw:text-style-name="P2" draw:layer="layout" svg:width="1.143cm" svg:height="0.763cm" svg:x="9.687cm" svg:y="4.165cm">
          <draw:text-box>
            <text:p><text:span text:style-name="T1">N4</text:span></text:p>
          </draw:text-box>
        </draw:frame>
        <draw:frame draw:style-name="gr5" draw:text-style-name="P2" draw:layer="layout" svg:width="1.143cm" svg:height="0.763cm" svg:x="13.663cm" svg:y="9.382cm">
          <draw:text-box>
            <text:p><text:span text:style-name="T1">N3</text:span></text:p>
          </draw:text-box>
        </draw:frame>
        <draw:frame draw:style-name="gr6" draw:text-style-name="P3" draw:layer="layout" svg:width="3.048cm" svg:height="1.012cm" svg:x="13.3cm" svg:y="12.242cm">
          <draw:text-box>
            <text:p><text:span text:style-name="T2">Comfort</text:span></text:p>
          </draw:text-box>
        </draw:frame>
        <draw:frame draw:style-name="gr6" draw:text-style-name="P3" draw:layer="layout" svg:width="2.413cm" svg:height="1.012cm" draw:transform="rotate (1.5707963267949) translate (5.618cm 5.786cm)">
          <draw:text-box>
            <text:p><text:span text:style-name="T2">Safet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7T18:24:14.301564715</meta:creation-date>
    <dc:date>2015-10-27T19:39:14.342202490</dc:date>
    <meta:editing-duration>PT49M52S</meta:editing-duration>
    <meta:editing-cycles>15</meta:editing-cycles>
    <meta:generator>LibreOffice/4.2.8.2$Linux_X86_64 LibreOffice_project/420m0$Build-2</meta:generator>
    <meta:document-statistic meta:object-count="19"/>
  </office:meta>
</office:document-meta>
</file>